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ac6" officeooo:paragraph-rsid="00045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à Tuấn Anh</text:p>
      <text:p text:style-name="P1">2. Đặng Ngọc Kiên</text:p>
      <text:p text:style-name="P1">3. Ngô Văn Hu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25:30.361839961</meta:creation-date>
    <dc:date>2019-09-24T15:26:09.149329489</dc:date>
    <meta:editing-duration>PT40S</meta:editing-duration>
    <meta:editing-cycles>1</meta:editing-cycles>
    <meta:document-statistic meta:table-count="0" meta:image-count="0" meta:object-count="0" meta:page-count="1" meta:paragraph-count="3" meta:word-count="12" meta:character-count="45" meta:non-whitespace-character-count="36"/>
    <meta:generator>LibreOffice/6.0.7.3$Linux_X86_64 LibreOffice_project/00m0$Build-3</meta:generator>
  </office:meta>
</office:document-meta>
</file>